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000000" fo:padding="0.0208in" fo:border="none">
        <style:background-image/>
      </style:table-cell-properties>
    </style:style>
    <style:style style:name="Table2" style:family="table">
      <style:table-properties style:width="6.925in" style:rel-width="100%" table:align="left"/>
    </style:style>
    <style:style style:name="Table2.A" style:family="table-column">
      <style:table-column-properties style:column-width="6.925in" style:rel-column-width="65535*"/>
    </style:style>
    <style:style style:name="Table2.A1" style:family="table-cell">
      <style:table-cell-properties style:vertical-align="middle" fo:background-color="#000000" fo:padding="0.0208in" fo:border="none">
        <style:background-image/>
      </style:table-cell-properties>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000000" fo:padding="0.0208in" fo:border="non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000000" fo:padding="0.0208in" fo:border="none">
        <style:background-image/>
      </style:table-cell-properties>
    </style:style>
    <style:style style:name="P1" style:family="paragraph" style:parent-style-name="Text_20_body">
      <style:paragraph-properties fo:margin-left="0in" fo:margin-right="0in" fo:margin-top="0in" fo:margin-bottom="0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margin-left="0in" fo:margin-right="0in" fo:widows="1" fo:text-indent="0in" style:auto-text-indent="false"/>
    </style:style>
    <style:style style:name="P3"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4" style:family="paragraph" style:parent-style-name="Table_20_Contents">
      <style:paragraph-properties fo:text-align="center" style:justify-single-word="false"/>
      <style:text-properties fo:color="#ffffff" fo:font-weight="bold"/>
    </style:style>
    <style:style style:name="P5"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6"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7" style:family="paragraph" style:parent-style-name="Preformatted_20_Text">
      <style:paragraph-properties fo:margin-left="0.3937in" fo:margin-right="0.3937in" fo:widows="1" fo:text-indent="0in" style:auto-text-indent="false"/>
    </style:style>
    <style:style style:name="P8"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9" style:family="paragraph" style:parent-style-name="Text_20_body" style:list-style-name="L1">
      <style:paragraph-properties fo:widows="1"/>
    </style:style>
    <style:style style:name="P10" style:family="paragraph" style:parent-style-name="Text_20_body" style:list-style-name="L2">
      <style:paragraph-properties fo:widows="1"/>
    </style:style>
    <style:style style:name="P11" style:family="paragraph" style:parent-style-name="Text_20_body" style:list-style-name="L3">
      <style:paragraph-properties fo:widows="1"/>
    </style:style>
    <style:style style:name="P12" style:family="paragraph" style:parent-style-name="Text_20_body" style:list-style-name="L3">
      <style:paragraph-properties fo:widows="1"/>
      <style:text-properties fo:font-variant="normal" fo:text-transform="none" fo:color="#000000" style:font-name="Times New Roman1" fo:font-size="14pt" fo:letter-spacing="normal" fo:font-style="normal" fo:font-weight="normal"/>
    </style:style>
    <style:style style:name="P13" style:family="paragraph" style:parent-style-name="Text_20_body">
      <style:paragraph-properties fo:margin-left="0in" fo:margin-right="0in" fo:widows="1" fo:text-indent="0in" style:auto-text-indent="false"/>
      <style:text-properties fo:font-variant="normal" fo:text-transform="none" fo:color="#000000" style:font-name="Times New Roman1" fo:font-size="14pt" fo:letter-spacing="normal" fo:font-style="normal" fo:font-weight="normal"/>
    </style:style>
    <style:style style:name="P14" style:family="paragraph" style:parent-style-name="Text_20_body">
      <style:paragraph-properties fo:margin-left="0in" fo:margin-right="0in" fo:widows="1" fo:text-indent="0in" style:auto-text-indent="false"/>
    </style:style>
    <style:style style:name="P15" style:family="paragraph" style:parent-style-name="Text_20_body" style:list-style-name="L2">
      <style:paragraph-properties fo:margin-top="0in" fo:margin-bottom="0in" loext:contextual-spacing="false" fo:widows="1"/>
    </style:style>
    <style:style style:name="P16" style:family="paragraph" style:parent-style-name="Table_20_Contents">
      <style:paragraph-properties fo:text-align="center" style:justify-single-word="false"/>
      <style:text-properties fo:color="#ffffff" fo:font-weight="bold"/>
    </style:style>
    <style:style style:name="P17" style:family="paragraph" style:parent-style-name="Preformatted_20_Text">
      <style:paragraph-properties fo:margin-left="0.3937in" fo:margin-right="0.3937in" fo:widows="1" fo:text-indent="0in" style:auto-text-indent="false"/>
      <style:text-properties fo:font-variant="normal" fo:text-transform="none" fo:color="#000000" style:font-name="Times New Roman1" fo:font-size="14pt" fo:letter-spacing="normal" fo:font-style="normal" fo:font-weight="normal"/>
    </style:style>
    <style:style style:name="P18" style:family="paragraph" style:parent-style-name="Preformatted_20_Text">
      <style:paragraph-properties fo:margin-left="0.3937in" fo:margin-right="0.3937in" fo:widows="1" fo:text-indent="0in" style:auto-text-indent="false"/>
      <style:text-properties fo:font-variant="normal" fo:text-transform="none" fo:color="#000000" fo:letter-spacing="normal"/>
    </style:style>
    <style:style style:name="P19" style:family="paragraph" style:parent-style-name="Preformatted_20_Text">
      <style:paragraph-properties fo:margin-left="0.3937in" fo:margin-right="0.3937in" fo:widows="1" fo:text-indent="0in" style:auto-text-indent="false"/>
    </style:style>
    <style:style style:name="P20"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style:font-name="Times New Roman1" fo:font-size="14pt" fo:letter-spacing="normal" fo:font-style="normal" fo:font-weight="normal"/>
    </style:style>
    <style:style style:name="P21" style:family="paragraph" style:parent-style-name="Preformatted_20_Text">
      <style:paragraph-properties fo:margin-left="0.3937in" fo:margin-right="0.3937in" fo:margin-top="0in" fo:margin-bottom="0.1965in" loext:contextual-spacing="false" fo:widows="1" fo:text-indent="0in" style:auto-text-indent="false"/>
      <style:text-properties fo:font-variant="normal" fo:text-transform="none" fo:color="#000000" fo:letter-spacing="normal"/>
    </style:style>
    <style:style style:name="P22" style:family="paragraph" style:parent-style-name="Heading_20_3">
      <style:text-properties fo:font-variant="normal" fo:text-transform="none" fo:color="#000000" style:font-name="Times New Roman1" fo:letter-spacing="normal" fo:font-style="normal"/>
    </style:style>
    <style:style style:name="T1" style:family="text">
      <style:text-properties fo:font-weight="bold"/>
    </style:style>
    <style:style style:name="T2" style:family="text">
      <style:text-properties style:font-name="Times New Roman1" fo:font-size="14pt" fo:font-style="normal" fo:font-weight="normal"/>
    </style:style>
    <style:style style:name="T3" style:family="text">
      <style:text-properties fo:font-variant="normal" fo:text-transform="none" fo:color="#000000" style:font-name="Times New Roman1" fo:font-size="14pt" fo:letter-spacing="normal" fo:font-style="normal" fo:font-weight="bold"/>
    </style:style>
    <style:style style:name="T4" style:family="text">
      <style:text-properties fo:font-variant="normal" fo:text-transform="none" fo:color="#000000" style:font-name="Times New Roman1" fo:font-size="14pt"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style:text-position="33% 80%" style:font-name="Times New Roman1" fo:font-size="14pt" fo:letter-spacing="normal" fo:font-style="normal" fo:font-weight="normal"/>
    </style:style>
    <style:style style:name="T7" style:family="text">
      <style:text-properties fo:font-variant="normal" fo:text-transform="none" style:font-name="Times New Roman1" fo:font-size="14pt" fo:letter-spacing="normal" fo:font-style="normal" fo:font-weight="normal"/>
    </style:style>
    <style:style style:name="T8" style:family="text">
      <style:text-properties fo:font-style="itali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3">COS 226 Programming Assignment Checklist: 8 Puzzle</text:h>
      <table:table table:name="Table1" table:style-name="Table1">
        <table:table-column table:style-name="Table1.A"/>
        <table:table-row>
          <table:table-cell table:style-name="Table1.A1" office:value-type="string">
            <text:p text:style-name="P4">Frequently Asked Questions</text:p>
          </table:table-cell>
        </table:table-row>
      </table:table>
      <text:p text:style-name="P3"><text:span text:style-name="T1">Can I use different class names, method names, or method signatures from those prescribed in the API?</text:span> No, as usual, you will receive a serious deduction for violating the API.</text:p>
      <text:p text:style-name="P3"><text:span text:style-name="T1">Is 0 a block?</text:span> No, 0 represents the blank square. Do not treat it as a block when computing either the Hamming or Manhattan priority functions.</text:p>
      <text:p text:style-name="P3"><text:span text:style-name="T1">Can I assume that the puzzle inputs (arguments to the Board constructor and input to Solver) are valid?</text:span> Yes, though it never hurts to include some basic error checking.</text:p>
      <text:p text:style-name="P2"><text:span text:style-name="T3">Do I have to implement my own stack, queue, and priority queue?</text:span><text:span text:style-name="T4"> No, use the versions in </text:span><text:a xlink:type="simple" xlink:href="http://algs4.cs.princeton.edu/algorithms/algs4.jar" text:style-name="Internet_20_link" text:visited-style-name="Visited_20_Internet_20_Link">algs4.jar</text:a><text:span text:style-name="T4">.</text:span></text:p>
      <text:p text:style-name="P2"><text:span text:style-name="T3">How do I return an </text:span><text:span text:style-name="Teletype"><text:span text:style-name="T3">Iterable&lt;Board&gt;</text:span></text:span><text:span text:style-name="T3">?</text:span><text:span text:style-name="T4"> Add the items you want to a </text:span><text:span text:style-name="Teletype"><text:span text:style-name="T4">Stack&lt;Board&gt;</text:span></text:span><text:span text:style-name="T4"> or </text:span><text:span text:style-name="Teletype"><text:span text:style-name="T4">Queue&lt;Board&gt;</text:span></text:span><text:span text:style-name="T4"> and return that.</text:span></text:p>
      <text:p text:style-name="P2"><text:span text:style-name="T3">How do I implement </text:span><text:span text:style-name="Teletype"><text:span text:style-name="T3">equals()</text:span></text:span><text:span text:style-name="T3">?</text:span><text:span text:style-name="T4"> Java has some arcane rules for implementing </text:span><text:span text:style-name="Teletype"><text:span text:style-name="T4">equals()</text:span></text:span><text:span text:style-name="T4">, discussed on p. 103 of Algorithms, 4th edition. Note that the argument to </text:span><text:span text:style-name="Teletype"><text:span text:style-name="T4">equals()</text:span></text:span><text:span text:style-name="T4"> is required to be </text:span><text:span text:style-name="Teletype"><text:span text:style-name="T4">Object</text:span></text:span><text:span text:style-name="T4">. You can also inspect </text:span><text:a xlink:type="simple" xlink:href="http://algs4.cs.princeton.edu/12oop/Date.java.html" text:style-name="Internet_20_link" text:visited-style-name="Visited_20_Internet_20_Link">Date.java</text:a><text:span text:style-name="T4"> or </text:span><text:a xlink:type="simple" xlink:href="http://algs4.cs.princeton.edu/12oop/Transaction.java.html" text:style-name="Internet_20_link" text:visited-style-name="Visited_20_Internet_20_Link">Transaction.java</text:a><text:span text:style-name="T4"> for online examples.</text:span></text:p>
      <text:p text:style-name="P2"><text:span text:style-name="T3">Must I implement the </text:span><text:span text:style-name="Teletype"><text:span text:style-name="T3">toString()</text:span></text:span><text:span text:style-name="T3"> method for </text:span><text:span text:style-name="Teletype"><text:span text:style-name="T3">Board</text:span></text:span><text:span text:style-name="T3"> exactly as specified?</text:span><text:span text:style-name="T4"> Yes. Be sure to include the board dimension and use 0 for the blank square. Use </text:span><text:span text:style-name="Teletype"><text:span text:style-name="T4">String.format()</text:span></text:span><text:span text:style-name="T4"> to format strings—it works like </text:span><text:span text:style-name="Teletype"><text:span text:style-name="T4">StdOut.printf()</text:span></text:span><text:span text:style-name="T4">, but returns the string instead of printing it to standard output. For reference, our implementation is below, but yours may vary depending on your choice of instance variables.</text:span></text:p>
      <text:p text:style-name="P5">public String toString() {</text:p>
      <text:p text:style-name="P6"><text:s text:c="4"/><text:span text:style-name="T2">StringBuilder s = new StringBuilder();</text:span></text:p>
      <text:p text:style-name="P6"><text:s text:c="4"/><text:span text:style-name="T2">s.append(N + "\n");</text:span></text:p>
      <text:p text:style-name="P6"><text:s text:c="4"/><text:span text:style-name="T2">for (int i = 0; i &lt; N; i++) {</text:span></text:p>
      <text:p text:style-name="P6"><text:s text:c="8"/><text:span text:style-name="T2">for (int j = 0; j &lt; N; j++) {</text:span></text:p>
      <text:p text:style-name="P6"><text:s text:c="12"/><text:span text:style-name="T2">s.append(String.format("%2d ", tiles[i][j]));</text:span></text:p>
      <text:p text:style-name="P6"><text:s text:c="8"/><text:span text:style-name="T2">}</text:span></text:p>
      <text:p text:style-name="P6"><text:s text:c="8"/><text:span text:style-name="T2">s.append("\n");</text:span></text:p>
      <text:p text:style-name="P6"><text:s text:c="4"/><text:span text:style-name="T2">}</text:span></text:p>
      <text:p text:style-name="P6"><text:s text:c="4"/><text:span text:style-name="T2">return s.toString();</text:span></text:p>
      <text:p text:style-name="P8">}</text:p>
      <text:p text:style-name="P2"><text:span text:style-name="T3">Should the </text:span><text:span text:style-name="Teletype"><text:span text:style-name="T3">hamming()</text:span></text:span><text:span text:style-name="T3"> and </text:span><text:span text:style-name="Teletype"><text:span text:style-name="T3">manhattan()</text:span></text:span><text:span text:style-name="T3"> methods in </text:span><text:span text:style-name="Teletype"><text:span text:style-name="T3">Board</text:span></text:span><text:span text:style-name="T3"> return the Hamming and Manhattan priority functions?</text:span><text:span text:style-name="T4"> No, you should return the sum of the Hamming and Manhattan distances from the blocks to their goal positions. Also, recall that the blank square is not considered a block. You will compute the priority function in </text:span><text:span text:style-name="Teletype"><text:span text:style-name="T4">Solver</text:span></text:span><text:span text:style-name="T4"> </text:span><text:soft-page-break/><text:span text:style-name="T4">by calling </text:span><text:span text:style-name="Teletype"><text:span text:style-name="T4">hamming()</text:span></text:span><text:span text:style-name="T4"> or </text:span><text:span text:style-name="Teletype"><text:span text:style-name="T4">manhattan()</text:span></text:span><text:span text:style-name="T4"> and adding to it the number of moves.</text:span></text:p>
      <text:p text:style-name="P3"><text:span text:style-name="T1">How do I reconstruct the solution once I've dequeued the goal search node?</text:span> Since each search node records the previous search node to get there, you can chase the pointers all the way back to the initial search node (and consider them in reverse order).</text:p>
      <text:p text:style-name="P3"><text:span text:style-name="T1">Can I terminate the search as soon as a goal search node is enqueued (instead of dequeued)?</text:span> No, even though it does lead to a correct solution for the slider puzzle problem using the Hamming and Manhattan priority functions, it's not technically the A* algorithm (and will not find the correct solution for other problems and other priority functions).</text:p>
      <text:p text:style-name="P2"><text:span text:style-name="T3">I noticed that the priorities of the search nodes dequeued from the priority queue never decrease. Is this a property of the A* algorithm?</text:span><text:span text:style-name="T4"> Yes. In the language of the A* algorithm, the Hamming and Manhattan distances (before adding in the number of moves so far) are known as</text:span><text:span text:style-name="Emphasis"><text:span text:style-name="T4">heuristics</text:span></text:span><text:span text:style-name="T4">. If a heuristic is both </text:span><text:span text:style-name="Emphasis"><text:span text:style-name="T4">admissible</text:span></text:span><text:span text:style-name="T4"> (never overestimates the number of moves to the goal search node) and </text:span><text:span text:style-name="Emphasis"><text:span text:style-name="T4">consistent</text:span></text:span><text:span text:style-name="T4"> (satisfies a certain triangle inequality), then this property is guaranteed. The Hamming and Manhattan heuristics are both admissible and consistent. You may use this property as a debugging clue: if it is ever violated, then you know you did something wrong.</text:span></text:p>
      <text:p text:style-name="P2"><text:span text:style-name="T3">Even with the critical optimization, the priority queue may contain two or more search nodes corresponding to the same board. Should I try to eliminate these?</text:span><text:span text:style-name="T4"> In principle, you could do so with a set data type such as </text:span><text:span text:style-name="Teletype"><text:span text:style-name="T4">SET</text:span></text:span><text:span text:style-name="T4"> in </text:span><text:span text:style-name="Teletype"><text:span text:style-name="T4">algs4.jar</text:span></text:span><text:span text:style-name="T4"> or </text:span><text:span text:style-name="Teletype"><text:span text:style-name="T4">java.util.TreeSet</text:span></text:span><text:span text:style-name="T4"> (provided that the </text:span><text:span text:style-name="Teletype"><text:span text:style-name="T4">Board</text:span></text:span><text:span text:style-name="T4">data type were </text:span><text:span text:style-name="Teletype"><text:span text:style-name="T4">Comparable</text:span></text:span><text:span text:style-name="T4">). However, almost all of the benefit from avoiding duplicate boards is already extracted from the critical optimization and the cost of identifying other duplicate boards will be more than the remaining benefit from doing so.</text:span></text:p>
      <text:p text:style-name="P2"><text:span text:style-name="T3">I run out of memory when running some of the large sample puzzles. What should I do?</text:span><text:span text:style-name="T4"> Be sure to ask Java for additional memory, e.g., </text:span><text:span text:style-name="Teletype"><text:span text:style-name="T4">java -Xmx1600m Solver puzzle36.txt</text:span></text:span><text:span text:style-name="T4">. If your program is unable to solve certain instances, document that in your </text:span><text:span text:style-name="Teletype"><text:span text:style-name="T4">readme.txt</text:span></text:span><text:span text:style-name="T4"> file. You should expect to run out of memory when using the Hamming priority function. Be sure not to put the JVM option in the wrong spot or it will be treated as a command-line argument, e.g., </text:span><text:span text:style-name="Teletype"><text:span text:style-name="T4">java Solver -Xmx1600m puzzle36.txt</text:span></text:span><text:span text:style-name="T4">.</text:span></text:p>
      <text:p text:style-name="P2"><text:span text:style-name="T3">My program is too slow to solve some of the large sample puzzles, even if given a huge amount of memory. Is this OK?</text:span><text:span text:style-name="T4"> You should not expect to solve many of the larger puzzles with the Hamming priority function. However, you should be able to solve most (but not all) of the larger puzzles with the Manhattan priority function. Also, be sure to </text:span><text:span text:style-name="Emphasis"><text:span text:style-name="T4">execute from the command line (and not DrJava)</text:span></text:span><text:span text:style-name="T4">.</text:span></text:p>
      <table:table table:name="Table2" table:style-name="Table2">
        <table:table-column table:style-name="Table2.A"/>
        <table:table-row>
          <table:table-cell table:style-name="Table2.A1" office:value-type="string">
            <text:p text:style-name="P4">Testing</text:p>
          </table:table-cell>
        </table:table-row>
      </table:table>
      <text:p text:style-name="P2"><text:span text:style-name="T3">Input files.</text:span><text:span text:style-name="T4"> <text:s text:c="2"/>The </text:span><text:a xlink:type="simple" xlink:href="ftp://ftp.cs.princeton.edu/pub/cs226/8puzzle" text:style-name="Internet_20_link" text:visited-style-name="Visited_20_Internet_20_Link">ftp directory</text:a><text:span text:style-name="T4"> contains many sample puzzles. The shortest solution to </text:span><text:span text:style-name="Teletype"><text:span text:style-name="T4">puzzle4x4-hard1.txt</text:span></text:span><text:span text:style-name="T4"> and </text:span><text:span text:style-name="Teletype"><text:span text:style-name="T4">puzzle4x4-hard2.txt</text:span></text:span><text:span text:style-name="T4"> are 38 and 47, respectively. The shortest solution to </text:span><text:span text:style-name="Teletype"><text:span text:style-name="T4">puzzle*[T].txt</text:span></text:span><text:span text:style-name="T4"> requires exactly </text:span><text:span text:style-name="Emphasis"><text:span text:style-name="T4">T</text:span></text:span><text:span text:style-name="T4"> moves. Warning: </text:span><text:span text:style-name="Teletype"><text:span text:style-name="T4">puzzle36.txt</text:span></text:span><text:span text:style-name="T4">, </text:span><text:span text:style-name="Teletype"><text:span text:style-name="T4">puzzle47.txt</text:span></text:span><text:span text:style-name="T4">, </text:span><text:soft-page-break/><text:span text:style-name="T4">and </text:span><text:span text:style-name="Teletype"><text:span text:style-name="T4">puzzle49.txt</text:span></text:span><text:span text:style-name="T4">, and</text:span><text:span text:style-name="Teletype"><text:span text:style-name="T4">puzzle50.txt</text:span></text:span><text:span text:style-name="T4"> are relatively difficult.</text:span></text:p>
      <text:p text:style-name="P2"><text:span text:style-name="T3">Testing.</text:span><text:span text:style-name="T4"> A good way to automatically run your program on our sample puzzles is to use the client </text:span><text:a xlink:type="simple" xlink:href="ftp://ftp.cs.princeton.edu/pub/cs226/8puzzle/PuzzleChecker.java" text:style-name="Internet_20_link" text:visited-style-name="Visited_20_Internet_20_Link">PuzzleChecker.java</text:a><text:span text:style-name="T4">.</text:span></text:p>
      <text:p text:style-name="P2"><text:span text:style-name="T3">Sample trace.</text:span><text:span text:style-name="T4"> The program defines two different data structures on the set of search nodes—the </text:span><text:span text:style-name="Emphasis"><text:span text:style-name="T4">game tree</text:span></text:span><text:span text:style-name="T4"> and the </text:span><text:span text:style-name="Emphasis"><text:span text:style-name="T4">priority queue</text:span></text:span><text:span text:style-name="T4">. Below is a detailed trace of each data structure during the solution to </text:span><text:span text:style-name="Teletype"><text:span text:style-name="T4">puzzle04.txt</text:span></text:span><text:span text:style-name="T4">.</text:span></text:p>
      <text:list xml:id="list3336758262514431074" text:style-name="L1">
        <text:list-item>
          <text:p text:style-name="P9"><text:span text:style-name="T4">The game tree represents relationships obtained by executing valid moves in the slider game. If a search node </text:span><text:span text:style-name="Emphasis"><text:span text:style-name="T4">X</text:span></text:span><text:span text:style-name="T4"> is the parent of another search node </text:span><text:span text:style-name="Emphasis"><text:span text:style-name="T4">Y</text:span></text:span><text:span text:style-name="T4">, then the boards in </text:span><text:span text:style-name="Emphasis"><text:span text:style-name="T4">X</text:span></text:span><text:span text:style-name="T4"> and </text:span><text:span text:style-name="Emphasis"><text:span text:style-name="T4">Y</text:span></text:span><text:span text:style-name="T4"> are neighbors (and one move apart). If the board in a search node equals the board in its grandparent, it is rejected by the critical optimization and its subtree is not explored; we assign a lowercase letter as the ID for such a search node. If the board in a search node equals the goal board, we denote it by brackets in the game tree. The path from the root to such a node provides a sequence of moves to solve the puzzle.</text:span></text:p>
        </text:list-item>
        <text:list-item>
          <text:p text:style-name="P9"><text:span text:style-name="T4">We also show the contents of the priority queue (assumed to be a binary heap) after each priority queue operation. We use the symbol </text:span><text:span text:style-name="Teletype"><text:span text:style-name="T4">'-'</text:span></text:span><text:span text:style-name="T4"> to denote an empty entry in an array.</text:span></text:p>
        </text:list-item>
      </text:list>
      <text:p text:style-name="P3">For brevity, we assign each search node a single-letter ID. The following table provides the relevant information for each search node (the ID, the board, its Manhattan distance from the goal board, the number of moves to reach the search node, the Manhattan priority function, and the previous search node).</text:p>
      <text:p text:style-name="P5">ID <text:s/>Board <text:s text:c="2"/>Priority function <text:s text:c="4"/>Parent in game tree</text:p>
      <text:p text:style-name="P5">================================================================================</text:p>
      <text:p text:style-name="P7"/>
      <text:p text:style-name="P5">A <text:s text:c="2"/>0 1 3 <text:s text:c="2"/>Manhattan: <text:s text:c="7"/>4 <text:s text:c="2"/>Previous: null</text:p>
      <text:p text:style-name="P6"><text:s text:c="4"/><text:span text:style-name="T2">4 2 5 <text:s text:c="2"/>Moves: <text:s text:c="11"/>0</text:span></text:p>
      <text:p text:style-name="P6"><text:s text:c="4"/><text:span text:style-name="T2">7 8 6 <text:s text:c="2"/>Priority: 4 + 0 = 4</text:span></text:p>
      <text:p text:style-name="P7"/>
      <text:p text:style-name="P5">B <text:s text:c="2"/>1 0 3 <text:s text:c="2"/>Manhattan: <text:s text:c="7"/>3 <text:s text:c="2"/>Previous: A</text:p>
      <text:p text:style-name="P6"><text:s text:c="4"/><text:span text:style-name="T2">4 2 5 <text:s text:c="2"/>Moves: <text:s text:c="11"/>1</text:span></text:p>
      <text:p text:style-name="P6"><text:s text:c="4"/><text:span text:style-name="T2">7 8 6 <text:s text:c="2"/>Priority: 3 + 1 = 4</text:span></text:p>
      <text:p text:style-name="P7"/>
      <text:p text:style-name="P5">C <text:s text:c="2"/>4 1 3 <text:s text:c="2"/>Manhattan: <text:s text:c="7"/>5 <text:s text:c="2"/>Previous: A</text:p>
      <text:p text:style-name="P6"><text:s text:c="4"/><text:span text:style-name="T2">0 2 5 <text:s text:c="2"/>Moves: <text:s text:c="11"/>1</text:span></text:p>
      <text:p text:style-name="P6"><text:s text:c="4"/><text:span text:style-name="T2">7 8 6 <text:s text:c="2"/>Priority: 5 + 1 = 6</text:span></text:p>
      <text:p text:style-name="P7"/>
      <text:p text:style-name="P5">d <text:s text:c="2"/>0 1 3 <text:s text:c="2"/>Manhattan: <text:s text:c="7"/>4 <text:s text:c="2"/>Previous: B</text:p>
      <text:p text:style-name="P6"><text:s text:c="4"/><text:span text:style-name="T2">4 2 5 <text:s text:c="2"/>Moves: <text:s text:c="11"/>2</text:span></text:p>
      <text:p text:style-name="P6"><text:s text:c="4"/><text:span text:style-name="T2">7 8 6 <text:s text:c="2"/>Priority: 4 + 2 = 6</text:span></text:p>
      <text:p text:style-name="P7"/>
      <text:p text:style-name="P5"><text:soft-page-break/>E <text:s text:c="2"/>1 2 3 <text:s text:c="2"/>Manhattan: <text:s text:c="7"/>2 <text:s text:c="2"/>Previous: B</text:p>
      <text:p text:style-name="P6"><text:s text:c="4"/><text:span text:style-name="T2">4 0 5 <text:s text:c="2"/>Moves: <text:s text:c="11"/>2</text:span></text:p>
      <text:p text:style-name="P6"><text:s text:c="4"/><text:span text:style-name="T2">7 8 6 <text:s text:c="2"/>Priority: 2 + 2 = 4</text:span></text:p>
      <text:p text:style-name="P7"/>
      <text:p text:style-name="P5">F <text:s text:c="2"/>1 3 0 <text:s text:c="2"/>Manhattan: <text:s text:c="7"/>4 <text:s text:c="2"/>Previous: B</text:p>
      <text:p text:style-name="P6"><text:s text:c="4"/><text:span text:style-name="T2">4 2 5 <text:s text:c="2"/>Moves: <text:s text:c="11"/>2</text:span></text:p>
      <text:p text:style-name="P6"><text:s text:c="4"/><text:span text:style-name="T2">7 8 6 <text:s text:c="2"/>Priority: 4 + 2 = 6</text:span></text:p>
      <text:p text:style-name="P7"/>
      <text:p text:style-name="P5">g <text:s text:c="2"/>1 0 3 <text:s text:c="2"/>Manhattan: <text:s text:c="7"/>3 <text:s text:c="2"/>Previous: E</text:p>
      <text:p text:style-name="P6"><text:s text:c="4"/><text:span text:style-name="T2">4 2 5 <text:s text:c="2"/>Moves: <text:s text:c="11"/>3</text:span></text:p>
      <text:p text:style-name="P6"><text:s text:c="4"/><text:span text:style-name="T2">7 8 6 <text:s text:c="2"/>Priority: 3 + 3 = 6</text:span></text:p>
      <text:p text:style-name="P7"/>
      <text:p text:style-name="P5">H <text:s text:c="2"/>1 2 3 <text:s text:c="2"/>Manhattan: <text:s text:c="7"/>3 <text:s text:c="2"/>Previous: E</text:p>
      <text:p text:style-name="P6"><text:s text:c="4"/><text:span text:style-name="T2">0 4 5 <text:s text:c="2"/>Moves: <text:s text:c="11"/>3</text:span></text:p>
      <text:p text:style-name="P6"><text:s text:c="4"/><text:span text:style-name="T2">7 8 6 <text:s text:c="2"/>Priority: 3 + 3 = 6</text:span></text:p>
      <text:p text:style-name="P7"/>
      <text:p text:style-name="P5">I <text:s text:c="2"/>1 2 3 <text:s text:c="2"/>Manhattan: <text:s text:c="7"/>3 <text:s text:c="2"/>Previous: E</text:p>
      <text:p text:style-name="P6"><text:s text:c="4"/><text:span text:style-name="T2">4 8 5 <text:s text:c="2"/>Moves: <text:s text:c="11"/>3</text:span></text:p>
      <text:p text:style-name="P6"><text:s text:c="4"/><text:span text:style-name="T2">7 0 6 <text:s text:c="2"/>Priority: 3 + 3 = 6</text:span></text:p>
      <text:p text:style-name="P7"/>
      <text:p text:style-name="P5">J <text:s text:c="2"/>1 2 3 <text:s text:c="2"/>Manhattan: <text:s text:c="7"/>1 <text:s text:c="2"/>Previous: E</text:p>
      <text:p text:style-name="P6"><text:s text:c="4"/><text:span text:style-name="T2">4 5 0 <text:s text:c="2"/>Moves: <text:s text:c="11"/>3</text:span></text:p>
      <text:p text:style-name="P6"><text:s text:c="4"/><text:span text:style-name="T2">7 8 6 <text:s text:c="2"/>Priority <text:s/>1 + 3 = 4</text:span></text:p>
      <text:p text:style-name="P7"/>
      <text:p text:style-name="P5">K <text:s text:c="2"/>1 2 0 <text:s text:c="2"/>Manhattan: <text:s text:c="7"/>2 <text:s text:c="2"/>Previous: J</text:p>
      <text:p text:style-name="P6"><text:s text:c="4"/><text:span text:style-name="T2">4 5 3 <text:s text:c="2"/>Moves <text:s text:c="12"/>4</text:span></text:p>
      <text:p text:style-name="P6"><text:s text:c="4"/><text:span text:style-name="T2">7 8 6 <text:s text:c="2"/>Priority <text:s/>2 + 4 = 6</text:span></text:p>
      <text:p text:style-name="P7"/>
      <text:p text:style-name="P5">l <text:s text:c="2"/>1 2 3 <text:s text:c="2"/>Manhattan: <text:s text:c="7"/>2 <text:s text:c="2"/>Previous: J</text:p>
      <text:p text:style-name="P6"><text:s text:c="4"/><text:span text:style-name="T2">4 0 5 <text:s text:c="2"/>Moves: <text:s text:c="11"/>4</text:span></text:p>
      <text:p text:style-name="P6"><text:s text:c="4"/><text:span text:style-name="T2">7 8 6 <text:s text:c="2"/>Priority: 2 + 4 = 6</text:span></text:p>
      <text:p text:style-name="P7"/>
      <text:p text:style-name="P5">M <text:s text:c="2"/>1 2 3 <text:s text:c="2"/>Manhattan: <text:s text:c="7"/>0 <text:s text:c="2"/>Previous: J</text:p>
      <text:p text:style-name="P6"><text:s text:c="4"/><text:span text:style-name="T2">4 5 6 <text:s text:c="2"/>Moves: <text:s text:c="11"/>4</text:span></text:p>
      <text:p text:style-name="P6"><text:s text:c="4"/><text:span text:style-name="T2">7 8 0 <text:s text:c="2"/>Priority: 0 + 4 = 4</text:span></text:p>
      <text:p text:style-name="P7"/>
      <text:p text:style-name="P7"/>
      <text:p text:style-name="P7"/>
      <text:p text:style-name="P5">################################################################################</text:p>
      <text:p text:style-name="P5">Step 0</text:p>
      <text:p text:style-name="P5">================================================================================</text:p>
      <text:p text:style-name="P7"/>
      <text:p text:style-name="P5">Game Tree</text:p>
      <text:p text:style-name="P5"><text:soft-page-break/>--------------------------------------------------------------------------------</text:p>
      <text:p text:style-name="P7"/>
      <text:p text:style-name="P6"><text:s text:c="38"/><text:span text:style-name="T2">A</text:span></text:p>
      <text:p text:style-name="P7"/>
      <text:p text:style-name="P5">Priority Queue</text:p>
      <text:p text:style-name="P5">--------------------------------------------------------------------------------</text:p>
      <text:p text:style-name="P7"/>
      <text:p text:style-name="P5">pq = new MinPQ(); <text:s text:c="2"/>0 1 2 3 4 5 6 7 8 9</text:p>
      <text:p text:style-name="P6"><text:s text:c="20"/><text:span text:style-name="T2">- - - - - - - - - -</text:span></text:p>
      <text:p text:style-name="P7"/>
      <text:p text:style-name="P5">pq.insert(A); <text:s text:c="6"/>0 1 2 3 4 5 6 7 8 9</text:p>
      <text:p text:style-name="P6"><text:s text:c="20"/><text:span text:style-name="T2">- A - - - - - - - -</text:span></text:p>
      <text:p text:style-name="P7"/>
      <text:p text:style-name="P7"/>
      <text:p text:style-name="P7"/>
      <text:p text:style-name="P5">################################################################################</text:p>
      <text:p text:style-name="P7"/>
      <text:p text:style-name="P5">Step 1</text:p>
      <text:p text:style-name="P5">================================================================================</text:p>
      <text:p text:style-name="P7"/>
      <text:p text:style-name="P5">Game Tree</text:p>
      <text:p text:style-name="P5">--------------------------------------------------------------------------------</text:p>
      <text:p text:style-name="P7"/>
      <text:p text:style-name="P6"><text:s text:c="38"/><text:span text:style-name="T2">A</text:span></text:p>
      <text:p text:style-name="P6"><text:s text:c="38"/><text:span text:style-name="T2">|</text:span></text:p>
      <text:p text:style-name="P6"><text:s text:c="37"/><text:span text:style-name="T2">---</text:span></text:p>
      <text:p text:style-name="P6"><text:s text:c="36"/><text:span text:style-name="T2">/ <text:s text:c="2"/>\</text:span></text:p>
      <text:p text:style-name="P6"><text:s text:c="34"/><text:span text:style-name="T2">B <text:s text:c="6"/>C</text:span></text:p>
      <text:p text:style-name="P7"/>
      <text:p text:style-name="P5">Priority Queue</text:p>
      <text:p text:style-name="P5">--------------------------------------------------------------------------------</text:p>
      <text:p text:style-name="P7"/>
      <text:p text:style-name="P5">pq.delMin(); <text:s text:c="7"/>0 1 2 3 4 5 6 7 8 9</text:p>
      <text:p text:style-name="P5">// returns A <text:s text:c="7"/>- - - - - - - - - -</text:p>
      <text:p text:style-name="P7"/>
      <text:p text:style-name="P5">pq.insert(B); <text:s text:c="6"/>0 1 2 3 4 5 6 7 8 9</text:p>
      <text:p text:style-name="P6"><text:s text:c="20"/><text:span text:style-name="T2">- B - - - - - - - -</text:span></text:p>
      <text:p text:style-name="P7"/>
      <text:p text:style-name="P5">pq.insert(C); <text:s text:c="6"/>0 1 2 3 4 5 6 7 8 9</text:p>
      <text:p text:style-name="P6"><text:s text:c="20"/><text:span text:style-name="T2">- B C - - - - - - -</text:span></text:p>
      <text:p text:style-name="P7"/>
      <text:p text:style-name="P7"/>
      <text:p text:style-name="P7"/>
      <text:p text:style-name="P5">################################################################################</text:p>
      <text:p text:style-name="P7"><text:soft-page-break/></text:p>
      <text:p text:style-name="P5">Step 2</text:p>
      <text:p text:style-name="P5">================================================================================</text:p>
      <text:p text:style-name="P7"/>
      <text:p text:style-name="P5">Game Tree</text:p>
      <text:p text:style-name="P5">--------------------------------------------------------------------------------</text:p>
      <text:p text:style-name="P7"/>
      <text:p text:style-name="P6"><text:s text:c="38"/><text:span text:style-name="T2">A</text:span></text:p>
      <text:p text:style-name="P6"><text:s text:c="38"/><text:span text:style-name="T2">|</text:span></text:p>
      <text:p text:style-name="P6"><text:s text:c="37"/><text:span text:style-name="T2">---</text:span></text:p>
      <text:p text:style-name="P6"><text:s text:c="36"/><text:span text:style-name="T2">/ <text:s text:c="2"/>\</text:span></text:p>
      <text:p text:style-name="P6"><text:s text:c="34"/><text:span text:style-name="T2">B <text:s text:c="6"/>C</text:span></text:p>
      <text:p text:style-name="P6"><text:s text:c="34"/><text:span text:style-name="T2">|</text:span></text:p>
      <text:p text:style-name="P6"><text:s text:c="33"/><text:span text:style-name="T2">---</text:span></text:p>
      <text:p text:style-name="P6"><text:s text:c="32"/><text:span text:style-name="T2">/ | \</text:span></text:p>
      <text:p text:style-name="P6"><text:s text:c="30"/><text:span text:style-name="T2">d <text:s text:c="2"/>E <text:s text:c="2"/>F</text:span></text:p>
      <text:p text:style-name="P7"/>
      <text:p text:style-name="P5">Priority Queue</text:p>
      <text:p text:style-name="P5">--------------------------------------------------------------------------------</text:p>
      <text:p text:style-name="P7"/>
      <text:p text:style-name="P5">pq.delMin(); <text:s text:c="7"/>0 1 2 3 4 5 6 7 8 9</text:p>
      <text:p text:style-name="P5">// returns B <text:s text:c="7"/>- C - - - - - - - -</text:p>
      <text:p text:style-name="P7"/>
      <text:p text:style-name="P5">pq.insert(E); <text:s text:c="6"/>0 1 2 3 4 5 6 7 8 9</text:p>
      <text:p text:style-name="P6"><text:s text:c="20"/><text:span text:style-name="T2">- E C - - - - - - -</text:span></text:p>
      <text:p text:style-name="P7"/>
      <text:p text:style-name="P5">pq.insert(F); <text:s text:c="6"/>0 1 2 3 4 5 6 7 8 9</text:p>
      <text:p text:style-name="P6"><text:s text:c="20"/><text:span text:style-name="T2">- E C F - - - - - -</text:span></text:p>
      <text:p text:style-name="P7"/>
      <text:p text:style-name="P7"/>
      <text:p text:style-name="P7"/>
      <text:p text:style-name="P5">################################################################################</text:p>
      <text:p text:style-name="P7"/>
      <text:p text:style-name="P5">Step 3</text:p>
      <text:p text:style-name="P5">================================================================================</text:p>
      <text:p text:style-name="P7"/>
      <text:p text:style-name="P5">Game Tree</text:p>
      <text:p text:style-name="P5">--------------------------------------------------------------------------------</text:p>
      <text:p text:style-name="P7"/>
      <text:p text:style-name="P6"><text:s text:c="38"/><text:span text:style-name="T2">A</text:span></text:p>
      <text:p text:style-name="P6"><text:s text:c="38"/><text:span text:style-name="T2">|</text:span></text:p>
      <text:p text:style-name="P6"><text:s text:c="37"/><text:span text:style-name="T2">---</text:span></text:p>
      <text:p text:style-name="P6"><text:soft-page-break/><text:s text:c="36"/><text:span text:style-name="T2">/ <text:s text:c="2"/>\</text:span></text:p>
      <text:p text:style-name="P6"><text:s text:c="34"/><text:span text:style-name="T2">B <text:s text:c="6"/>C</text:span></text:p>
      <text:p text:style-name="P6"><text:s text:c="34"/><text:span text:style-name="T2">|</text:span></text:p>
      <text:p text:style-name="P6"><text:s text:c="33"/><text:span text:style-name="T2">---</text:span></text:p>
      <text:p text:style-name="P6"><text:s text:c="32"/><text:span text:style-name="T2">/ | \</text:span></text:p>
      <text:p text:style-name="P6"><text:s text:c="30"/><text:span text:style-name="T2">d <text:s text:c="2"/>E <text:s text:c="2"/>F</text:span></text:p>
      <text:p text:style-name="P6"><text:s text:c="34"/><text:span text:style-name="T2">|</text:span></text:p>
      <text:p text:style-name="P6"><text:s text:c="31"/><text:span text:style-name="T2">-------</text:span></text:p>
      <text:p text:style-name="P6"><text:s text:c="30"/><text:span text:style-name="T2">/ | <text:s text:c="2"/>| \</text:span></text:p>
      <text:p text:style-name="P6"><text:s text:c="29"/><text:span text:style-name="T2">g <text:s/>H <text:s text:c="2"/>I <text:s/>J</text:span></text:p>
      <text:p text:style-name="P7"/>
      <text:p text:style-name="P5">Priority Queue</text:p>
      <text:p text:style-name="P5">--------------------------------------------------------------------------------</text:p>
      <text:p text:style-name="P7"/>
      <text:p text:style-name="P5">pq.delMin(); <text:s text:c="7"/>0 1 2 3 4 5 6 7 8 9</text:p>
      <text:p text:style-name="P5">// returns E <text:s text:c="7"/>- F C - - - - - - -</text:p>
      <text:p text:style-name="P7"/>
      <text:p text:style-name="P5">pq.insert(H); <text:s text:c="6"/>0 1 2 3 4 5 6 7 8 9</text:p>
      <text:p text:style-name="P6"><text:s text:c="20"/><text:span text:style-name="T2">- F C H - - - - - -</text:span></text:p>
      <text:p text:style-name="P7"/>
      <text:p text:style-name="P5">pq.insert(I); <text:s text:c="6"/>0 1 2 3 4 5 6 7 8 9</text:p>
      <text:p text:style-name="P6"><text:s text:c="20"/><text:span text:style-name="T2">- F C H I - - - - -</text:span></text:p>
      <text:p text:style-name="P7"/>
      <text:p text:style-name="P5">pq.insert(J); <text:s text:c="6"/>0 1 2 3 4 5 6 7 8 9</text:p>
      <text:p text:style-name="P6"><text:s text:c="20"/><text:span text:style-name="T2">- J F H I C - - - -</text:span></text:p>
      <text:p text:style-name="P7"/>
      <text:p text:style-name="P7"/>
      <text:p text:style-name="P7"/>
      <text:p text:style-name="P5">################################################################################</text:p>
      <text:p text:style-name="P7"/>
      <text:p text:style-name="P5">Step 4</text:p>
      <text:p text:style-name="P5">================================================================================</text:p>
      <text:p text:style-name="P7"/>
      <text:p text:style-name="P5">Game Tree</text:p>
      <text:p text:style-name="P5">--------------------------------------------------------------------------------</text:p>
      <text:p text:style-name="P7"/>
      <text:p text:style-name="P6"><text:s text:c="38"/><text:span text:style-name="T2">A</text:span></text:p>
      <text:p text:style-name="P6"><text:s text:c="38"/><text:span text:style-name="T2">|</text:span></text:p>
      <text:p text:style-name="P6"><text:s text:c="37"/><text:span text:style-name="T2">---</text:span></text:p>
      <text:p text:style-name="P6"><text:s text:c="36"/><text:span text:style-name="T2">/ <text:s text:c="2"/>\</text:span></text:p>
      <text:p text:style-name="P6"><text:s text:c="34"/><text:span text:style-name="T2">B <text:s text:c="6"/>C</text:span></text:p>
      <text:p text:style-name="P6"><text:s text:c="34"/><text:span text:style-name="T2">|</text:span></text:p>
      <text:p text:style-name="P6"><text:s text:c="33"/><text:span text:style-name="T2">---</text:span></text:p>
      <text:p text:style-name="P6"><text:soft-page-break/><text:s text:c="32"/><text:span text:style-name="T2">/ | \</text:span></text:p>
      <text:p text:style-name="P6"><text:s text:c="30"/><text:span text:style-name="T2">d <text:s text:c="2"/>E <text:s text:c="2"/>F</text:span></text:p>
      <text:p text:style-name="P6"><text:s text:c="34"/><text:span text:style-name="T2">|</text:span></text:p>
      <text:p text:style-name="P6"><text:s text:c="31"/><text:span text:style-name="T2">-------</text:span></text:p>
      <text:p text:style-name="P6"><text:s text:c="30"/><text:span text:style-name="T2">/ | <text:s text:c="2"/>| \</text:span></text:p>
      <text:p text:style-name="P6"><text:s text:c="29"/><text:span text:style-name="T2">g <text:s/>H <text:s text:c="2"/>I <text:s/>J</text:span></text:p>
      <text:p text:style-name="P6"><text:s text:c="39"/><text:span text:style-name="T2">|</text:span></text:p>
      <text:p text:style-name="P6"><text:s text:c="38"/><text:span text:style-name="T2">---</text:span></text:p>
      <text:p text:style-name="P6"><text:s text:c="37"/><text:span text:style-name="T2">/ | \</text:span></text:p>
      <text:p text:style-name="P6"><text:s text:c="35"/><text:span text:style-name="T2">K <text:s text:c="2"/>l <text:s/>[M]</text:span></text:p>
      <text:p text:style-name="P7"/>
      <text:p text:style-name="P5">Priority Queue</text:p>
      <text:p text:style-name="P5">--------------------------------------------------------------------------------</text:p>
      <text:p text:style-name="P7"/>
      <text:p text:style-name="P5">pq.delMin(); <text:s text:c="7"/>0 1 2 3 4 5 6 7 8 9</text:p>
      <text:p text:style-name="P5">// returns J <text:s text:c="7"/>- C F H I - - - - -</text:p>
      <text:p text:style-name="P7"/>
      <text:p text:style-name="P5">pq.insert(K); <text:s text:c="6"/>0 1 2 3 4 5 6 7 8 9</text:p>
      <text:p text:style-name="P6"><text:s text:c="20"/><text:span text:style-name="T2">- C F H I K - - - -</text:span></text:p>
      <text:p text:style-name="P7"/>
      <text:p text:style-name="P5">pq.insert(M); <text:s text:c="6"/>0 1 2 3 4 5 6 7 8 9</text:p>
      <text:p text:style-name="P6"><text:s text:c="20"/><text:span text:style-name="T2">- M F C I K H - - -</text:span></text:p>
      <text:p text:style-name="P7"/>
      <text:p text:style-name="P7"/>
      <text:p text:style-name="P7"/>
      <text:p text:style-name="P5">################################################################################</text:p>
      <text:p text:style-name="P7"/>
      <text:p text:style-name="P5">Step 5</text:p>
      <text:p text:style-name="P5">================================================================================</text:p>
      <text:p text:style-name="P7"/>
      <text:p text:style-name="P5">Game Tree</text:p>
      <text:p text:style-name="P5">--------------------------------------------------------------------------------</text:p>
      <text:p text:style-name="P7"/>
      <text:p text:style-name="P6"><text:s text:c="38"/><text:span text:style-name="T2">A</text:span></text:p>
      <text:p text:style-name="P6"><text:s text:c="38"/><text:span text:style-name="T2">|</text:span></text:p>
      <text:p text:style-name="P6"><text:s text:c="37"/><text:span text:style-name="T2">---</text:span></text:p>
      <text:p text:style-name="P6"><text:s text:c="36"/><text:span text:style-name="T2">/ <text:s text:c="2"/>\</text:span></text:p>
      <text:p text:style-name="P6"><text:s text:c="34"/><text:span text:style-name="T2">B <text:s text:c="6"/>C</text:span></text:p>
      <text:p text:style-name="P6"><text:s text:c="34"/><text:span text:style-name="T2">|</text:span></text:p>
      <text:p text:style-name="P6"><text:s text:c="33"/><text:span text:style-name="T2">---</text:span></text:p>
      <text:p text:style-name="P6"><text:s text:c="32"/><text:span text:style-name="T2">/ | \</text:span></text:p>
      <text:p text:style-name="P6"><text:s text:c="30"/><text:span text:style-name="T2">d <text:s text:c="2"/>E <text:s text:c="2"/>F</text:span></text:p>
      <text:p text:style-name="P6"><text:s text:c="34"/><text:span text:style-name="T2">|</text:span></text:p>
      <text:p text:style-name="P6"><text:soft-page-break/><text:s text:c="31"/><text:span text:style-name="T2">-------</text:span></text:p>
      <text:p text:style-name="P6"><text:s text:c="30"/><text:span text:style-name="T2">/ | <text:s text:c="2"/>| \</text:span></text:p>
      <text:p text:style-name="P6"><text:s text:c="29"/><text:span text:style-name="T2">g <text:s/>H <text:s text:c="2"/>I <text:s/>J</text:span></text:p>
      <text:p text:style-name="P6"><text:s text:c="39"/><text:span text:style-name="T2">|</text:span></text:p>
      <text:p text:style-name="P6"><text:s text:c="38"/><text:span text:style-name="T2">---</text:span></text:p>
      <text:p text:style-name="P6"><text:s text:c="37"/><text:span text:style-name="T2">/ | \</text:span></text:p>
      <text:p text:style-name="P6"><text:s text:c="35"/><text:span text:style-name="T2">K <text:s text:c="2"/>l <text:s/>[M]</text:span></text:p>
      <text:p text:style-name="P7"/>
      <text:p text:style-name="P5">Priority Queue</text:p>
      <text:p text:style-name="P5">--------------------------------------------------------------------------------</text:p>
      <text:p text:style-name="P7"/>
      <text:p text:style-name="P5">pq.delMin(); <text:s text:c="7"/>0 1 2 3 4 5 6 7 8 9</text:p>
      <text:p text:style-name="P5">// returns M <text:s text:c="7"/>- H F C I K - - - -</text:p>
      <text:p text:style-name="P7"/>
      <text:p text:style-name="P8">M corresponds to a goal state, return path from root to leaf: A -&gt; B -&gt; E -&gt; J -&gt; M</text:p>
      <table:table table:name="Table3" table:style-name="Table3">
        <table:table-column table:style-name="Table3.A"/>
        <table:table-row>
          <table:table-cell table:style-name="Table3.A1" office:value-type="string">
            <text:p text:style-name="P4">Possible Progress Steps</text:p>
          </table:table-cell>
        </table:table-row>
      </table:table>
      <text:p text:style-name="P3">These are purely suggestions for how you might make progress. You do not have to follow these steps.</text:p>
      <text:list xml:id="list5097583238523425754" text:style-name="L2">
        <text:list-item>
          <text:p text:style-name="P10"><text:span text:style-name="T4">Download the directory </text:span><text:a xlink:type="simple" xlink:href="ftp://ftp.cs.princeton.edu/pub/cs226/" text:style-name="Internet_20_link" text:visited-style-name="Visited_20_Internet_20_Link"><text:span text:style-name="Teletype"><text:span text:style-name="T4">8puzzle</text:span></text:span></text:a><text:span text:style-name="T4"> to your system. It contains a number of sample input files.</text:span></text:p>
        </text:list-item>
        <text:list-item>
          <text:p text:style-name="P10"><text:span text:style-name="T4">Write the data type </text:span><text:span text:style-name="Teletype"><text:span text:style-name="T4">Board</text:span></text:span><text:span text:style-name="T4"> that represents an </text:span><text:span text:style-name="Emphasis"><text:span text:style-name="T4">N</text:span></text:span><text:span text:style-name="T4">-by-</text:span><text:span text:style-name="Emphasis"><text:span text:style-name="T4">N</text:span></text:span><text:span text:style-name="T4"> puzzle board. Be sure to thoroughly test and debug it before proceeding.</text:span></text:p>
        </text:list-item>
        <text:list-item>
          <text:p text:style-name="P10"><text:span text:style-name="T4">Write a class </text:span><text:span text:style-name="Teletype"><text:span text:style-name="T4">SearchNode</text:span></text:span><text:span text:style-name="T4"> that represents a search node of the game (such as the board, the number of moves to reach it, and the previous search node). You can either make this a nested class within </text:span><text:span text:style-name="Teletype"><text:span text:style-name="T4">Solver</text:span></text:span><text:span text:style-name="T4"> or make it a stand-alone class. Be sure to include a constructor which initializes the value of each instance variable.</text:span></text:p>
        </text:list-item>
        <text:list-item>
          <text:p text:style-name="P15"><text:span text:style-name="T4">Write the class </text:span><text:span text:style-name="Teletype"><text:span text:style-name="T4">Solver</text:span></text:span><text:span text:style-name="T4"> that uses the A* algorithm to solve puzzle instances. This will include creating a </text:span><text:span text:style-name="Teletype"><text:span text:style-name="T4">MinPQ</text:span></text:span><text:span text:style-name="T4">. You can choose one of two options to determine order:</text:span></text:p>
          <text:list>
            <text:list-item>
              <text:p text:style-name="P15"><text:span text:style-name="T4">Make it implement the </text:span><text:span text:style-name="Teletype"><text:span text:style-name="T4">Comparable&lt;SearchNode&gt;</text:span></text:span><text:span text:style-name="T4"> interface so that you can use it with a </text:span><text:span text:style-name="Teletype"><text:span text:style-name="T4">MinPQ</text:span></text:span><text:span text:style-name="T4">. The </text:span><text:span text:style-name="Teletype"><text:span text:style-name="T4">compareTo()</text:span></text:span><text:span text:style-name="T4"> method should compare search nodes based on their Hamming or Manhattan priorities.</text:span></text:p>
            </text:list-item>
            <text:list-item>
              <text:p text:style-name="P10"><text:span text:style-name="T4">Create a </text:span><text:span text:style-name="Teletype"><text:span text:style-name="T4">Comparator&lt;SearchNode&gt;</text:span></text:span><text:span text:style-name="T4"> for each priority function and initialize the </text:span><text:span text:style-name="Teletype"><text:span text:style-name="T4">MinPQ</text:span></text:span><text:span text:style-name="T4"> with it.</text:span></text:p>
            </text:list-item>
          </text:list>
        </text:list-item>
      </text:list>
      <table:table table:name="Table4" table:style-name="Table4">
        <table:table-column table:style-name="Table4.A"/>
        <table:table-row>
          <table:table-cell table:style-name="Table4.A1" office:value-type="string">
            <text:p text:style-name="P4">Enrichment</text:p>
          </table:table-cell>
        </table:table-row>
      </table:table>
      <text:p text:style-name="P2"><text:span text:style-name="T3">How can I reduce the amount of memory a </text:span><text:span text:style-name="Teletype"><text:span text:style-name="T3">Board</text:span></text:span><text:span text:style-name="T3"> uses?</text:span><text:span text:style-name="T4"> For starters, recall that an </text:span><text:span text:style-name="Emphasis"><text:span text:style-name="T4">N</text:span></text:span><text:span text:style-name="T4">-by-</text:span><text:span text:style-name="Emphasis"><text:span text:style-name="T4">N</text:span></text:span><text:span text:style-name="T4"> </text:span><text:span text:style-name="Teletype"><text:span text:style-name="T4">int[][]</text:span></text:span><text:span text:style-name="T4"> array in Java uses about 24 + 32</text:span><text:span text:style-name="Emphasis"><text:span text:style-name="T4">N</text:span></text:span><text:span text:style-name="T4"> + 4</text:span><text:span text:style-name="Emphasis"><text:span text:style-name="T4">N</text:span></text:span><text:span text:style-name="T6">2</text:span><text:span text:style-name="T4"> bytes; when </text:span><text:span text:style-name="Emphasis"><text:span text:style-name="T4">N</text:span></text:span><text:span text:style-name="T4"> equals 3, this is 156 bytes. To save memory, consider using a 1D array of length </text:span><text:span text:style-name="Emphasis"><text:span text:style-name="T4">N</text:span></text:span><text:span text:style-name="T6">2</text:span><text:span text:style-name="T4">. In principle, each board </text:span><text:soft-page-break/><text:span text:style-name="T4">is a permutation of size </text:span><text:span text:style-name="Emphasis"><text:span text:style-name="T4">N</text:span></text:span><text:span text:style-name="T6">2</text:span><text:span text:style-name="T4">, so you need only about lg ((</text:span><text:span text:style-name="Emphasis"><text:span text:style-name="T4">N</text:span></text:span><text:span text:style-name="T6">2</text:span><text:span text:style-name="T4">)!) bits to represent it; when </text:span><text:span text:style-name="Emphasis"><text:span text:style-name="T4">N</text:span></text:span><text:span text:style-name="T4"> equals 3, this is only 19 bits.</text:span></text:p>
      <text:p text:style-name="P2"><text:span text:style-name="T3">Any ways to speed up the algorithm?</text:span><text:span text:style-name="T4"> One useful trick is to </text:span><text:span text:style-name="Emphasis"><text:span text:style-name="T4">cache</text:span></text:span><text:span text:style-name="T4"> the Manhattan distance of a board (or Manhattan priority of a search node). That is, maintain an extra instance variable; compute and initialize it upon construction (or first usage); afterwards, just return the cached value.</text:span></text:p>
      <text:p text:style-name="P2"><text:span text:style-name="T3">Is there an efficient way to solve the 8-puzzle and its generalizations?</text:span><text:span text:style-name="T4"> Finding a shortest solution to a slider puzzle is </text:span><text:a xlink:type="simple" xlink:href="http://www.aaai.org/Library/AAAI/1986/aaai86-027.php" text:style-name="Internet_20_link" text:visited-style-name="Visited_20_Internet_20_Link">NP-hard</text:a><text:span text:style-name="T4">, so it's unlikely that an efficient solution exists.</text:span></text:p>
      <text:p text:style-name="P2"><text:span text:style-name="T3">What if I'm satisfied with any solution and don't need one that uses the fewest number of moves?</text:span><text:span text:style-name="T4"> Yes, change the priority function to put more weight on the Manhattan distance, e.g., 100 times the Manhattan distance plus the number of moves made already. </text:span><text:a xlink:type="simple" xlink:href="http://www-cse.ucsd.edu/~ccalabro/essays/15_puzzle.pdf" text:style-name="Internet_20_link" text:visited-style-name="Visited_20_Internet_20_Link">This paper</text:a><text:span text:style-name="T4"> describes an algorithm that guarantees to perform at most N^3 moves.</text:span></text:p>
      <text:p text:style-name="P3"><text:span text:style-name="T1">Are there better ways to solve 8- and 15-puzzle instances using the minimum number of moves?</text:span> Yes, there are a number of approaches.</text:p>
      <text:list xml:id="list45823698156873631" text:style-name="L3">
        <text:list-item>
          <text:p text:style-name="P12">Use the A* algorithm with a better admissible priority function:</text:p>
          <text:list>
            <text:list-item>
              <text:p text:style-name="P11"><text:span text:style-name="Emphasis"><text:span text:style-name="T4">Linear conflict</text:span></text:span><text:span text:style-name="T4">: add two to the Manhattan priority function whenever two tiles are in their goal row (or column) but are reversed relative to their goal position.</text:span></text:p>
            </text:list-item>
            <text:list-item>
              <text:p text:style-name="P11"><text:span text:style-name="Emphasis"><text:span text:style-name="T4">Pattern database</text:span></text:span><text:span text:style-name="T4">: For each possible configuration of 4 tiles and the blank, determine the minimum number of moves to put just these tiles in their proper position and store these values in a database. The heuristic value is the maximum over all configurations, plus the number of moves made so far. This can reduce the number of search nodes examined for random 15-puzzle instances by a factor of 1000.</text:span></text:p>
            </text:list-item>
          </text:list>
        </text:list-item>
        <text:list-item>
          <text:p text:style-name="P11"><text:span text:style-name="T4">Use a variant of the A* algorithm known as IDA* (for iterative deepening). </text:span><text:a xlink:type="simple" xlink:href="http://algs4.cs.princeton.edu/references/papers/15puzzle.pdf" text:style-name="Internet_20_link" text:visited-style-name="Visited_20_Internet_20_Link">This paper</text:a><text:span text:style-name="T4"> describes its application to the 15-slider puzzle.</text:span></text:p>
        </text:list-item>
        <text:list-item>
          <text:p text:style-name="P11"><text:span text:style-name="T4">Another approach is to use </text:span><text:a xlink:type="simple" xlink:href="http://en.wikipedia.org/wiki/Bidirectional_search" text:style-name="Internet_20_link" text:visited-style-name="Visited_20_Internet_20_Link">bidirectional search</text:a><text:span text:style-name="T4">, where you simultaneously search from the initial board to find the goal board and from the goal board to find the initial board, and have the two search trees meet in the middle. Handling the stopping condition is delicate.</text:span></text:p>
        </text:list-item>
      </text:list>
      <text:p text:style-name="P2"><text:span text:style-name="T3">Can a puzzle have more than one shortest solution?</text:span><text:span text:style-name="T4"> Yes. See </text:span><text:span text:style-name="Teletype"><text:span text:style-name="T4">puzzle07.txt</text:span></text:span><text:span text:style-name="T4">.</text:span></text:p>
      <text:p text:style-name="P6"><text:s/><text:span text:style-name="T2">Solution 1</text:span></text:p>
      <text:p text:style-name="P6"><text:s/><text:span text:style-name="T2">------------------------------------------------------------------------------------</text:span></text:p>
      <text:p text:style-name="P6"><text:s/><text:span text:style-name="T2">1 <text:s/>2 <text:s/>3 <text:s text:c="3"/>1 <text:s/>2 <text:s/>3 <text:s text:c="3"/>1 <text:s/>2 <text:s/>3 <text:s text:c="3"/>1 <text:s/>2 <text:s/>3 <text:s text:c="3"/>1 <text:s/>2 <text:s/>3 <text:s text:c="3"/>1 <text:s/>2 <text:s/>3 <text:s text:c="3"/>1 <text:s/>2 <text:s/>3 <text:s text:c="3"/>1 <text:s/>2 <text:s/>3 </text:span></text:p>
      <text:p text:style-name="P6"><text:s text:c="4"/><text:span text:style-name="T2">7 <text:s/>6 <text:s text:c="3"/>7 <text:s text:c="4"/>6 <text:s text:c="3"/>7 <text:s/>4 <text:s/>6 <text:s text:c="3"/>7 <text:s/>4 <text:s/>6 <text:s text:c="6"/>4 <text:s/>6 <text:s text:c="3"/>4 <text:s text:c="4"/>6 <text:s text:c="3"/>4 <text:s/>5 <text:s/>6 <text:s text:c="3"/>4 <text:s/>5 <text:s/>6 </text:span></text:p>
      <text:p text:style-name="P6"><text:soft-page-break/><text:s/><text:span text:style-name="T2">5 <text:s/>4 <text:s/>8 <text:s text:c="3"/>5 <text:s/>4 <text:s/>8 <text:s text:c="3"/>5 <text:s text:c="4"/>8 <text:s text:c="6"/>5 <text:s/>8 <text:s text:c="3"/>7 <text:s/>5 <text:s/>8 <text:s text:c="3"/>7 <text:s/>5 <text:s/>8 <text:s text:c="3"/>7 <text:s text:c="4"/>8 <text:s text:c="3"/>7 <text:s/>8 <text:s text:c="2"/></text:span></text:p>
      <text:p text:style-name="P7"/>
      <text:p text:style-name="P6"><text:s/><text:span text:style-name="T2">Solution 2</text:span></text:p>
      <text:p text:style-name="P6"><text:s/><text:span text:style-name="T2">------------------------------------------------------------------------------------</text:span></text:p>
      <text:p text:style-name="P6"><text:s/><text:span text:style-name="T2">1 <text:s/>2 <text:s/>3 <text:s text:c="3"/>1 <text:s/>2 <text:s/>3 <text:s text:c="3"/>1 <text:s/>2 <text:s/>3 <text:s text:c="3"/>1 <text:s/>2 <text:s/>3 <text:s text:c="3"/>1 <text:s/>2 <text:s/>3 <text:s text:c="3"/>1 <text:s/>2 <text:s/>3 <text:s text:c="3"/>1 <text:s/>2 <text:s/>3 <text:s text:c="3"/>1 <text:s/>2 <text:s/>3</text:span></text:p>
      <text:p text:style-name="P6"><text:s text:c="4"/><text:span text:style-name="T2">7 <text:s/>6 <text:s text:c="3"/>5 <text:s/>7 <text:s/>6 <text:s text:c="3"/>5 <text:s/>7 <text:s/>6 <text:s text:c="3"/>5 <text:s text:c="4"/>6 <text:s text:c="6"/>5 <text:s/>6 <text:s text:c="3"/>4 <text:s/>5 <text:s/>6 <text:s text:c="3"/>4 <text:s/>5 <text:s/>6 <text:s text:c="3"/>4 <text:s/>5 <text:s/>6 </text:span></text:p>
      <text:p text:style-name="P21"><text:s/><text:span text:style-name="T2">5 <text:s/>4 <text:s/>8 <text:s text:c="6"/>4 <text:s/>8 <text:s text:c="3"/>4 <text:s text:c="4"/>8 <text:s text:c="3"/>4 <text:s/>7 <text:s/>8 <text:s text:c="3"/>4 <text:s/>7 <text:s/>8 <text:s text:c="6"/>7 <text:s/>8 <text:s text:c="3"/>7 <text:s text:c="4"/>8 <text:s text:c="3"/>7 <text:s/>8 <text:s/></text:span></text:p>
      <text:p text:style-name="P3"><text:span text:style-name="T1">What's the maximum number of moves need to solve any 8-slider puzzle?</text:span> Any 8-slider puzzle can be solved with at most 31 moves; any 15-slider puzzle can be solved with at most 80 moves.</text:p>
      <text:p text:style-name="P2"><text:span text:style-name="T3">What's the best known algorithm for determining whether a puzzle is solvable?</text:span><text:span text:style-name="T4"> N^2. There is a mergesort-style algorithm for counting the number of inversions of a permutation of size N in time proportional to N log N. You can also determine the parity of the number of inversions of a permutation in time proportional to N. We note that the best-known algorithm for counting the number of inversions of a permutation is N sqrt(log N)—see </text:span><text:a xlink:type="simple" xlink:href="http://people.csail.mit.edu/mip/papers/invs/paper.pdf" text:style-name="Internet_20_link" text:visited-style-name="Visited_20_Internet_20_Link">Counting Inversions, Offline Orthogonal Range Counting, and Related Problems</text:a><text:span text:style-name="T4">.</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5S</meta:editing-duration>
    <meta:editing-cycles>4</meta:editing-cycles>
    <meta:generator>LibreOffice/4.3.5.2$Windows_x86 LibreOffice_project/3a87456aaa6a95c63eea1c1b3201acedf0751bd5</meta:generator>
    <dc:date>2015-01-20T14:26:55.390000000</dc:date>
    <meta:document-statistic meta:table-count="4" meta:image-count="0" meta:object-count="0" meta:page-count="11" meta:paragraph-count="244" meta:word-count="2814" meta:character-count="18872" meta:non-whitespace-character-count="12945"/>
    <meta:user-defined meta:name="Info 1"/>
    <meta:user-defined meta:name="Info 2"/>
    <meta:user-defined meta:name="Info 3"/>
    <meta:user-defined meta:name="Info 4"/>
  </office:meta>
</office:document-meta>
</file>